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80000001FCE58C67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4" style:family="paragraph" style:parent-style-name="CodeBlock">
      <style:paragraph-properties fo:break-before="page"/>
    </style:style>
    <style:style style:name="P5" style:family="paragraph" style:parent-style-name="Standard" style:list-style-name="L1"/>
    <style:style style:name="P6" style:family="paragraph" style:parent-style-name="Standard">
      <style:text-properties officeooo:paragraph-rsid="0016ddea"/>
    </style:style>
    <style:style style:name="P7" style:family="paragraph" style:parent-style-name="Standard" style:master-page-name="">
      <style:paragraph-properties fo:orphans="2" fo:widows="2" style:page-number="auto"/>
    </style:style>
    <style:style style:name="P8" style:family="paragraph" style:parent-style-name="Heading_20_2">
      <style:text-properties officeooo:paragraph-rsid="0016ddea"/>
    </style:style>
    <style:style style:name="P9" style:family="paragraph" style:parent-style-name="Heading_20_2">
      <style:text-properties officeooo:rsid="0016ddea" officeooo:paragraph-rsid="0016ddea"/>
    </style:style>
    <style:style style:name="P10" style:family="paragraph" style:parent-style-name="CodeBlock">
      <style:text-properties officeooo:paragraph-rsid="0016ddea"/>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3"/>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11</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This lesson marks the end of what I would call the "training wheels" of C programming. Once we are done here, we will be getting into what makes C++ powerful and, shortly thereafter, what programming for the Haiku operating system is all about. This lesson's topic is data structures. Even though variables and arrays are great, they are not enough sometimes. Let's get started.</text:p>
      <text:h text:style-name="Heading_20_2" text:outline-level="2">Typedefs: User-Defined Types</text:h>
      <text:p text:style-name="Standard">It's possible to create your own types in C and C++ using the <text:span text:style-name="Code">typedef</text:span> keyword. The <text:span text:style-name="Code">size_t</text:span> type that we used in the last lesson with <text:span text:style-name="Code">fread()</text:span> and <text:span text:style-name="Code">fwrite()</text:span> was created that way. Once we start looking at the specifics of the Haiku API, we'll be using user-defined types all the time. Because the sizes of <text:span text:style-name="Code">long</text:span>, <text:span text:style-name="Code">int</text:span>, and the other built-in types have sizes that change depending on which operating system is being used, other types have been defined to ensure that a developer can choose a type with a specific size.</text:p>
      <text:p text:style-name="Standard"/>
      <text:p text:style-name="Standard">A type is defined using the format <text:span text:style-name="Code">typedef baseType newTypeName</text:span> like the entries that are found below, taken from Haiku's <text:span text:style-name="Code">&lt;config/types.h&gt;</text:span> header.</text:p>
      <text:p text:style-name="Standard"/>
      <text:p text:style-name="CodeBlock"><text:span text:style-name="comment0_5f_cpp">//<text:tab/> <text:s/>The type of data<text:tab/>The new name for the data</text:span></text:p>
      <text:p text:style-name="CodeBlock"><text:span text:style-name="keyword3_5f_cpp">typedef</text:span> <text:span text:style-name="keyword3_5f_cpp">signed</text:span> <text:span text:style-name="keyword3_5f_cpp">char</text:span><text:tab/><text:tab/>__haiku_std_int8<text:span text:style-name="symbol4_5f_cpp">;</text:span></text:p>
      <text:p text:style-name="CodeBlock"><text:span text:style-name="keyword3_5f_cpp">typedef</text:span> <text:span text:style-name="keyword3_5f_cpp">unsigned</text:span> <text:span text:style-name="keyword3_5f_cpp">char</text:span><text:tab/><text:tab/>__haiku_std_uint8<text:span text:style-name="symbol4_5f_cpp">;</text:span></text:p>
      <text:p text:style-name="CodeBlock"><text:span text:style-name="keyword3_5f_cpp">typedef</text:span> <text:span text:style-name="keyword3_5f_cpp">signed</text:span> <text:span text:style-name="keyword3_5f_cpp">short</text:span><text:tab/><text:tab/>__haiku_std_int16<text:span text:style-name="symbol4_5f_cpp">;</text:span></text:p>
      <text:p text:style-name="CodeBlock"><text:span text:style-name="keyword3_5f_cpp">typedef</text:span> <text:span text:style-name="keyword3_5f_cpp">unsigned</text:span> <text:span text:style-name="keyword3_5f_cpp">short</text:span><text:tab/><text:tab/>__haiku_std_uint16<text:span text:style-name="symbol4_5f_cpp">;</text:span></text:p>
      <text:p text:style-name="CodeBlock"><text:span text:style-name="keyword3_5f_cpp">typedef</text:span> <text:span text:style-name="keyword3_5f_cpp">signed</text:span> <text:span text:style-name="keyword3_5f_cpp">int</text:span><text:tab/><text:tab/>__haiku_std_int32<text:span text:style-name="symbol4_5f_cpp">;</text:span></text:p>
      <text:p text:style-name="CodeBlock"><text:span text:style-name="keyword3_5f_cpp">typedef</text:span> <text:span text:style-name="keyword3_5f_cpp">unsigned</text:span> <text:span text:style-name="keyword3_5f_cpp">int</text:span><text:tab/><text:tab/>__haiku_std_uint32<text:span text:style-name="symbol4_5f_cpp">;</text:span></text:p>
      <text:p text:style-name="CodeBlock"><text:span text:style-name="keyword3_5f_cpp">typedef</text:span> <text:span text:style-name="keyword3_5f_cpp">signed</text:span> <text:span text:style-name="keyword3_5f_cpp">long</text:span> <text:span text:style-name="keyword3_5f_cpp">long</text:span><text:tab/>__haiku_std_int64<text:span text:style-name="symbol4_5f_cpp">;</text:span></text:p>
      <text:p text:style-name="CodeBlock"><text:span text:style-name="keyword3_5f_cpp">typedef</text:span> <text:span text:style-name="keyword3_5f_cpp">unsigned</text:span> <text:span text:style-name="keyword3_5f_cpp">long</text:span> <text:span text:style-name="keyword3_5f_cpp">long</text:span><text:tab/>__haiku_std_uint64<text:span text:style-name="symbol4_5f_cpp">;</text:span></text:p>
      <text:p text:style-name="CodeBlock"/>
      <text:p text:style-name="Standard">The <text:span text:style-name="Code">signed</text:span> and <text:span text:style-name="Code">unsigned</text:span> keywords are new only because we haven't needed them yet. Signed types can hold negative values and unsigned ones can't. The highest bit of a signed variable is devoted to indicating a negative value. This affects the range of integer variables, but that's it. For example, <text:span text:style-name="Code">signed char</text:span> can hold values from -128 to 127 and <text:span text:style-name="Code">unsigned char</text:span> can hold 0 to 255.</text:p>
      <text:p text:style-name="Standard"/>
      <text:p text:style-name="Standard">These types really are just different names for the same kind of data, so <text:span text:style-name="Code">__haiku_std_uint32</text:span> is just another name for an <text:span text:style-name="Code">unsigned int</text:span>. The new names created above aren't very friendly, but that's OK. They're not normally used or seen – they are actually intermediary names that are used in some friendlier name definitions found in <text:span text:style-name="Code">&lt;SupportDefs.h&gt;</text:span>.</text:p>
      <text:p text:style-name="Standard"/>
      <text:p text:style-name="CodeBlock"><text:span text:style-name="keyword3_5f_cpp">typedef</text:span><text:tab/>__haiku_int8<text:tab/>int8<text:span text:style-name="symbol4_5f_cpp">;</text:span> <text:tab/><text:span text:style-name="comment0_5f_cpp">// an 8-bit signed integer</text:span></text:p>
      <text:p text:style-name="CodeBlock"><text:span text:style-name="keyword3_5f_cpp">typedef</text:span><text:tab/>__haiku_uint8<text:tab/>uint8<text:span text:style-name="symbol4_5f_cpp">;</text:span> <text:tab/><text:span text:style-name="comment0_5f_cpp">// an 8-bit unsigned integer</text:span></text:p>
      <text:p text:style-name="CodeBlock"><text:span text:style-name="keyword3_5f_cpp">typedef</text:span><text:tab/>__haiku_int16<text:tab/>int16<text:span text:style-name="symbol4_5f_cpp">;</text:span> <text:tab/><text:span text:style-name="comment0_5f_cpp">// a 16-bit signed integer</text:span></text:p>
      <text:p text:style-name="CodeBlock"><text:span text:style-name="keyword3_5f_cpp">typedef</text:span> <text:tab/>__haiku_uint16<text:tab/>uint16<text:span text:style-name="symbol4_5f_cpp">;</text:span> <text:tab/><text:span text:style-name="comment0_5f_cpp">// a 16-bit unsigned integer</text:span></text:p>
      <text:p text:style-name="CodeBlock"><text:span text:style-name="keyword3_5f_cpp">typedef</text:span><text:tab/>__haiku_int32<text:tab/>int32<text:span text:style-name="symbol4_5f_cpp">;</text:span> <text:tab/><text:span text:style-name="comment0_5f_cpp">// a 32-bit signed integer</text:span></text:p>
      <text:p text:style-name="CodeBlock"><text:span text:style-name="keyword3_5f_cpp">typedef</text:span> <text:tab/>__haiku_uint32<text:tab/>uint32<text:span text:style-name="symbol4_5f_cpp">;</text:span> <text:tab/><text:span text:style-name="comment0_5f_cpp">// a 32-bit unsigned integer</text:span></text:p>
      <text:p text:style-name="CodeBlock"><text:span text:style-name="keyword3_5f_cpp">typedef</text:span><text:tab/>__haiku_int64<text:tab/>int64<text:span text:style-name="symbol4_5f_cpp">;</text:span> <text:tab/><text:span text:style-name="comment0_5f_cpp">// a 64-bit signed integer</text:span></text:p>
      <text:p text:style-name="CodeBlock"><text:span text:style-name="keyword3_5f_cpp">typedef</text:span> <text:tab/>__haiku_uint64<text:tab/>uint64<text:span text:style-name="symbol4_5f_cpp">;</text:span> <text:tab/><text:span text:style-name="comment0_5f_cpp">// a 64-bit unsigned integer</text:span></text:p>
      <text:p text:style-name="CodeBlock"/>
      <text:p text:style-name="Standard">Ah. Much better. From here on, we'll be using these types instead of the standard ones to get used to seeing them before we dive into the Haiku API.</text:p>
      <text:h text:style-name="Heading_20_2" text:outline-level="2">Enumerated Types</text:h>
      <text:p text:style-name="Standard">An enumerated type is one which is limited to a specified set of values. For example, if you were making a card game of some kind, you could define a card's suit as an enumerated type that would carry more meaning than an arbitrary integer value. It would look like this:</text:p>
      <text:p text:style-name="CodeBlock"><text:soft-page-break/><text:span text:style-name="keyword1_5f_cpp">enum </text:span><text:span text:style-name="symbol0_5f_cpp">card_suit</text:span></text:p>
      <text:p text:style-name="CodeBlock"><text:span text:style-name="symbol0_5f_cpp">{</text:span></text:p>
      <text:p text:style-name="CodeBlock"><text:tab/>SUIT_CLUBS,</text:p>
      <text:p text:style-name="CodeBlock"><text:tab/>SUIT_DIAMONDS,</text:p>
      <text:p text:style-name="CodeBlock"><text:tab/>SUIT_HEARTS,</text:p>
      <text:p text:style-name="CodeBlock"><text:tab/>SUIT_SPADES<text:line-break/><text:span text:style-name="symbol0_5f_cpp">}</text:span><text:span text:style-name="symbol4_5f_cpp">;</text:span></text:p>
      <text:p text:style-name="Standard"/>
      <text:p text:style-name="Standard">This would then make it possible to have a variable <text:span text:style-name="Code">cardSuit</text:span> that could have a value that was one of the four in the list. Declaring and initializing it would look like this:</text:p>
      <text:p text:style-name="Standard"/>
      <text:p text:style-name="CodeBlock"><text:span text:style-name="keyword1_5f_cpp">enum</text:span> card_suit cardSuit <text:span text:style-name="symbol1_5f_cpp">=</text:span> SUIT_HEARTS<text:span text:style-name="symbol4_5f_cpp">;</text:span></text:p>
      <text:p text:style-name="Standard"/>
      <text:p text:style-name="Standard">The format for creating an enumerated type looks like this, with the name and assigning integer values being optional:</text:p>
      <text:p text:style-name="Standard"/>
      <text:p text:style-name="CodeBlock"><text:span text:style-name="keyword1_5f_cpp">enum</text:span> enumName</text:p>
      <text:p text:style-name="CodeBlock"><text:span text:style-name="symbol0_5f_cpp">{</text:span></text:p>
      <text:p text:style-name="CodeBlock"><text:tab/><text:span text:style-name="comment0_5f_cpp">// A value in an enumerated type can have an integer value assigned to it.</text:span></text:p>
      <text:p text:style-name="CodeBlock"><text:tab/><text:span text:style-name="comment0_5f_cpp">// Otherwise, the first item in the list will have a value of 0.</text:span></text:p>
      <text:p text:style-name="CodeBlock"><text:tab/>enumValue1 <text:span text:style-name="symbol1_5f_cpp">=</text:span> <text:span text:style-name="number_5f_cpp">5</text:span>,</text:p>
      <text:p text:style-name="CodeBlock"><text:tab/></text:p>
      <text:p text:style-name="CodeBlock"><text:tab/><text:span text:style-name="comment0_5f_cpp">// If a value in the list for an enumerated type is assigned a</text:span></text:p>
      <text:p text:style-name="CodeBlock"><text:tab/><text:span text:style-name="comment0_5f_cpp">// value, each value after that will be 1 more than the previous one</text:span></text:p>
      <text:p text:style-name="CodeBlock"><text:tab/><text:span text:style-name="comment0_5f_cpp">// unless otherwise specified. EnumValue2 will have a value of 6.</text:span></text:p>
      <text:p text:style-name="CodeBlock"><text:tab/>enumValue2,</text:p>
      <text:p text:style-name="CodeBlock"><text:tab/></text:p>
      <text:p text:style-name="CodeBlock"><text:tab/>enumValue3 <text:span text:style-name="symbol1_5f_cpp">=</text:span> <text:span text:style-name="number_5f_cpp">9</text:span>,</text:p>
      <text:p text:style-name="CodeBlock"><text:tab/></text:p>
      <text:p text:style-name="CodeBlock"><text:tab/><text:span text:style-name="comment0_5f_cpp">// enumValue4 will have a value of 10</text:span></text:p>
      <text:p text:style-name="CodeBlock"><text:tab/>enumValue4<text:line-break/><text:span text:style-name="symbol0_5f_cpp">}</text:span><text:span text:style-name="symbol4_5f_cpp">;</text:span></text:p>
      <text:h text:style-name="Heading_20_2" text:outline-level="2">Structures</text:h>
      <text:p text:style-name="Standard">Structures are groups of variables. They can be of any type and while there is a practical limit to how many different items can be placed in one, there is no technical limit. Structures are used to group together closely-associated data. They are defined like this:</text:p>
      <text:p text:style-name="Standard"/>
      <text:p text:style-name="CodeBlock"><text:span text:style-name="comment0_5f_cpp">// Like enumerated types, the name is optional. Initializing the parts of the</text:span></text:p>
      <text:p text:style-name="CodeBlock"><text:span text:style-name="comment0_5f_cpp">// structure is not possible.</text:span></text:p>
      <text:p text:style-name="CodeBlock"><text:span text:style-name="keyword3_5f_cpp">struct</text:span> myStructName</text:p>
      <text:p text:style-name="CodeBlock"><text:span text:style-name="symbol0_5f_cpp">{</text:span></text:p>
      <text:p text:style-name="CodeBlock"><text:tab/>int8<text:tab/>someInt<text:span text:style-name="symbol4_5f_cpp">;</text:span></text:p>
      <text:p text:style-name="CodeBlock"><text:tab/>int16<text:tab/>someOtherInt<text:span text:style-name="symbol4_5f_cpp">;</text:span></text:p>
      <text:p text:style-name="CodeBlock"><text:tab/><text:span text:style-name="keyword3_5f_cpp">float</text:span><text:tab/>someFloat<text:span text:style-name="symbol4_5f_cpp">;</text:span></text:p>
      <text:p text:style-name="CodeBlock"><text:tab/><text:span text:style-name="keyword3_5f_cpp">bool</text:span><text:tab/>aFlagOfSomeKind<text:span text:style-name="symbol4_5f_cpp">;</text:span><text:line-break/><text:span text:style-name="symbol0_5f_cpp">}</text:span><text:span text:style-name="symbol4_5f_cpp">;</text:span></text:p>
      <text:p text:style-name="CodeBlock"/>
      <text:p text:style-name="Standard">Now that we have a structure, we can treat it just like any other data type.</text:p>
      <text:p text:style-name="Standard"/>
      <text:p text:style-name="CodeBlock">myStructName someVar<text:span text:style-name="symbol4_5f_cpp">;</text:span></text:p>
      <text:p text:style-name="CodeBlock">myStructName aSecondVar<text:span text:style-name="symbol4_5f_cpp">;</text:span></text:p>
      <text:p text:style-name="Standard"><text:span text:style-name="symbol4_5f_cpp"/></text:p>
      <text:p text:style-name="P7"><text:soft-page-break/>From here, we access the variables inside the structure using a the structure's name followed by a dot and the name of the variable inside the structure. For example, let's say that we want to set the <text:span text:style-name="Code">someInt</text:span> part of <text:span text:style-name="Code">someVar</text:span> to 5. It would look like this:</text:p>
      <text:p text:style-name="Standard"/>
      <text:p text:style-name="CodeBlock"><text:span text:style-name="comment0_5f_cpp">// Set the someInt part of someVar to 5.</text:span></text:p>
      <text:p text:style-name="CodeBlock">someVar.<text:span text:style-name="member0_5f_cpp">someInt</text:span> <text:span text:style-name="symbol1_5f_cpp">=</text:span> <text:span text:style-name="number_5f_cpp">5</text:span><text:span text:style-name="symbol4_5f_cpp">;</text:span></text:p>
      <text:p text:style-name="CodeBlock"/>
      <text:p text:style-name="Standard">If you want to allocate a structure on the heap, it isn't any different than any other data type.</text:p>
      <text:p text:style-name="Standard"/>
      <text:p text:style-name="CodeBlock">myStructName <text:span text:style-name="symbol2_5f_cpp">*</text:span>ptrStruct <text:span text:style-name="symbol1_5f_cpp">=</text:span> <text:span text:style-name="symbol0_5f_cpp">(</text:span>myStructName<text:span text:style-name="symbol2_5f_cpp">*</text:span><text:span text:style-name="symbol0_5f_cpp">)</text:span><text:span text:style-name="keyword2_5f_cpp">malloc</text:span><text:span text:style-name="symbol0_5f_cpp">(</text:span><text:span text:style-name="keyword2_5f_cpp">sizeof</text:span><text:span text:style-name="symbol0_5f_cpp">(</text:span>myStructName<text:span text:style-name="symbol0_5f_cpp">))</text:span><text:span text:style-name="symbol4_5f_cpp">;</text:span></text:p>
      <text:p text:style-name="Standard"/>
      <text:p text:style-name="Standard">There is a difference, though, in accessing variables inside structures – we use an arrow instead of a dot. The arrow is just a minus sign followed by a greater-than sign.</text:p>
      <text:p text:style-name="Standard"/>
      <text:p text:style-name="CodeBlock">ptrStruct<text:span text:style-name="symbol2_5f_cpp">-</text:span><text:span text:style-name="symbol1_5f_cpp">&gt;</text:span>someInt <text:span text:style-name="symbol1_5f_cpp">=</text:span> <text:span text:style-name="number_5f_cpp">5</text:span><text:span text:style-name="symbol4_5f_cpp">;</text:span></text:p>
      <text:p text:style-name="Standard"/>
      <text:p text:style-name="Standard">Lastly, structures can be nested inside structures. Accessing variables inside them is just a matter of chaining together dots or arrows, as the case may be.</text:p>
      <text:h text:style-name="P8" text:outline-level="2">Unions</text:h>
      <text:p text:style-name="P6">Unions are a data construct left over from the old days of C when memory was expensive. They're pretty rare anymore except in old code. They are declared like a structure, but it takes up only as much memory as the largest variable inside it. Accessing a member is just like a structure. The key difference between unions and structures is that setting the value on one variable inside a union changes the value for all of the variables inside it. Each variable is a different way of interpreting the value in the memory location that the union occupies. Yeah, it's kind of confusing. Don't worry too much about it.</text:p>
      <text:p text:style-name="P6"/>
      <text:p text:style-name="P10"><text:span text:style-name="keyword3_5f_cpp">union</text:span> myUnion</text:p>
      <text:p text:style-name="P10"><text:span text:style-name="symbol0_5f_cpp">{</text:span></text:p>
      <text:p text:style-name="P10"><text:tab/>int32<text:tab/>data32<text:span text:style-name="symbol4_5f_cpp">;</text:span></text:p>
      <text:p text:style-name="P10"><text:tab/>int8<text:tab/>data8<text:span text:style-name="symbol4_5f_cpp">;</text:span><text:line-break/><text:span text:style-name="symbol0_5f_cpp">}</text:span><text:span text:style-name="symbol4_5f_cpp">;</text:span></text:p>
      <text:p text:style-name="P10"/>
      <text:p text:style-name="P10">myUnion onion<text:span text:style-name="symbol4_5f_cpp">;</text:span></text:p>
      <text:p text:style-name="P10">onion.<text:span text:style-name="member0_5f_cpp">data32</text:span> <text:span text:style-name="symbol1_5f_cpp">=</text:span> <text:span text:style-name="number_5f_cpp">5000</text:span><text:span text:style-name="symbol4_5f_cpp">;</text:span></text:p>
      <text:h text:style-name="P9" text:outline-level="2">Putting It All Together</text:h>
      <text:p text:style-name="Standard">We've seen a lot at once this lesson, so let's take some time to look at some code which puts it to use to get a better grasp of it all. This example is, by far, the longest one we have had. Take the time to slowly go over the code and make sure you understand what each line does before moving on. Go back to previous lessons and look something up if you need to. This is more like "real world" Haiku code than example code from some tutorial. There are some fancy code tricks that we will commonly see in future lessons, but don't worry if you forget them because you'll see them more and more as we go.</text:p>
      <text:p text:style-name="Standard"/>
      <text:p text:style-name="P4"><text:span text:style-name="comment1_5f_cpp">#include &lt;stdio.h&gt; </text:span></text:p>
      <text:p text:style-name="CodeBlock"><text:span text:style-name="comment1_5f_cpp">#include &lt;malloc.h&gt; </text:span></text:p>
      <text:p text:style-name="CodeBlock"><text:span text:style-name="comment1_5f_cpp">#include &lt;math.h&gt; </text:span></text:p>
      <text:p text:style-name="CodeBlock"/>
      <text:p text:style-name="CodeBlock"><text:span text:style-name="comment0_5f_cpp">// A new header! This one is for our rand() function which lets us generate </text:span></text:p>
      <text:p text:style-name="CodeBlock"><text:span text:style-name="comment0_5f_cpp">// sort-of-random numbers </text:span></text:p>
      <text:p text:style-name="CodeBlock"><text:span text:style-name="comment1_5f_cpp">#include &lt;stdlib.h&gt; </text:span></text:p>
      <text:p text:style-name="CodeBlock"/>
      <text:p text:style-name="CodeBlock"><text:span text:style-name="comment0_5f_cpp">// Another new header, but I can't remember what it's for. Hmm....</text:span></text:p>
      <text:p text:style-name="CodeBlock"><text:span text:style-name="comment1_5f_cpp">#include &lt;time.h&gt; </text:span></text:p>
      <text:p text:style-name="CodeBlock"/>
      <text:p text:style-name="CodeBlock"><text:span text:style-name="comment0_5f_cpp">// This Haiku-specific header provides the typedef definitions for uint8,</text:span></text:p>
      <text:p text:style-name="CodeBlock"><text:span text:style-name="comment0_5f_cpp">// uint32, and other types with short, specific names that we saw earlier</text:span></text:p>
      <text:p text:style-name="CodeBlock"><text:span text:style-name="comment1_5f_cpp">#include &lt;SupportDefs.h&gt;</text:span></text:p>
      <text:p text:style-name="CodeBlock"/>
      <text:p text:style-name="CodeBlock"><text:span text:style-name="comment0_5f_cpp">// We'll use an enumerated type to make meaningful values for us to code with.</text:span></text:p>
      <text:p text:style-name="CodeBlock"><text:span text:style-name="comment0_5f_cpp">// We </text:span><text:span text:style-name="comment0_5f_cpp"><text:span text:style-name="T1">could</text:span></text:span><text:span text:style-name="comment0_5f_cpp"> use #defines, but these are much less likely to cause weird errors.</text:span></text:p>
      <text:p text:style-name="CodeBlock"><text:span text:style-name="comment0_5f_cpp">// Keep in mind that SUIT_HEARTS has a value of 0 when used as an integer and</text:span></text:p>
      <text:p text:style-name="CodeBlock"><text:span text:style-name="comment0_5f_cpp">// SUIT_SPADES has a value of 3. We'll capitalize on their integer values later on</text:span></text:p>
      <text:p text:style-name="CodeBlock"><text:span text:style-name="comment0_5f_cpp">// in this example.</text:span></text:p>
      <text:p text:style-name="CodeBlock"><text:span text:style-name="keyword1_5f_cpp">enum</text:span> card_suit </text:p>
      <text:p text:style-name="CodeBlock"><text:span text:style-name="symbol0_5f_cpp">{</text:span> </text:p>
      <text:p text:style-name="CodeBlock"><text:tab/>SUIT_HEARTS, </text:p>
      <text:p text:style-name="CodeBlock"><text:tab/>SUIT_CLUBS, </text:p>
      <text:p text:style-name="CodeBlock"><text:tab/>SUIT_DIAMONDS, </text:p>
      <text:p text:style-name="CodeBlock"><text:tab/>SUIT_SPADES, </text:p>
      <text:p text:style-name="CodeBlock"><text:tab/>SUIT_NONE<text:tab/><text:tab/><text:span text:style-name="comment0_5f_cpp">// This is for the jokers, and I don't mean me.</text:span></text:p>
      <text:p text:style-name="CodeBlock"><text:span text:style-name="symbol0_5f_cpp">}</text:span><text:span text:style-name="symbol4_5f_cpp">;</text:span> </text:p>
      <text:p text:style-name="CodeBlock"/>
      <text:p text:style-name="CodeBlock"><text:span text:style-name="comment0_5f_cpp">// This character array is a lookup table that will make printing the deck MUCH</text:span></text:p>
      <text:p text:style-name="CodeBlock"><text:span text:style-name="comment0_5f_cpp">// easier. Instead of having to putter around with a switch() block, we can</text:span></text:p>
      <text:p text:style-name="CodeBlock"><text:span text:style-name="comment0_5f_cpp">// use the integer value of the items in the card_suit type as an index in this</text:span></text:p>
      <text:p text:style-name="CodeBlock"><text:span text:style-name="comment0_5f_cpp">// list. There's </text:span><text:span text:style-name="comment0_5f_cpp"><text:span text:style-name="T1">much</text:span></text:span><text:span text:style-name="comment0_5f_cpp"> less typing and it's a little faster than a switch().</text:span></text:p>
      <text:p text:style-name="CodeBlock"><text:span text:style-name="keyword3_5f_cpp">static</text:span> <text:span text:style-name="keyword3_5f_cpp">char</text:span> sSuitCharList<text:span text:style-name="symbol0_5f_cpp">[]</text:span> <text:span text:style-name="symbol1_5f_cpp">=</text:span> <text:span text:style-name="symbol0_5f_cpp">{</text:span> <text:span text:style-name="string_5f_cpp">'h'</text:span>, <text:span text:style-name="string_5f_cpp">'c'</text:span>, <text:span text:style-name="string_5f_cpp">'d'</text:span>, <text:span text:style-name="string_5f_cpp">'s'</text:span>, <text:span text:style-name="string_5f_cpp">' '</text:span>, <text:span text:style-name="string_5f_cpp">'</text:span><text:span text:style-name="escaped_5f_cpp">\0</text:span><text:span text:style-name="string_5f_cpp">'</text:span> <text:span text:style-name="symbol0_5f_cpp">}</text:span><text:span text:style-name="symbol4_5f_cpp">;</text:span> </text:p>
      <text:p text:style-name="CodeBlock"/>
      <text:p text:style-name="CodeBlock"><text:span text:style-name="comment0_5f_cpp">// This enum holds all of the possible values of the cards. Note that we have </text:span></text:p>
      <text:p text:style-name="CodeBlock"><text:span text:style-name="comment0_5f_cpp">// the integer value of each enumerated value match the card's number, so </text:span></text:p>
      <text:p text:style-name="CodeBlock"><text:span text:style-name="comment0_5f_cpp">// the 10 card has an integer value of 10. </text:span></text:p>
      <text:p text:style-name="CodeBlock"><text:span text:style-name="keyword1_5f_cpp">enum</text:span> card_value </text:p>
      <text:p text:style-name="CodeBlock"><text:span text:style-name="symbol0_5f_cpp">{</text:span> </text:p>
      <text:p text:style-name="CodeBlock"><text:tab/>CARD_2 <text:span text:style-name="symbol1_5f_cpp">=</text:span> <text:span text:style-name="number_5f_cpp">2</text:span>, </text:p>
      <text:p text:style-name="CodeBlock"><text:tab/>CARD_3, </text:p>
      <text:p text:style-name="CodeBlock"><text:tab/>CARD_4, </text:p>
      <text:p text:style-name="CodeBlock"><text:tab/>CARD_5, </text:p>
      <text:p text:style-name="CodeBlock"><text:tab/>CARD_6, </text:p>
      <text:p text:style-name="CodeBlock"><text:tab/>CARD_7, </text:p>
      <text:p text:style-name="CodeBlock"><text:tab/>CARD_8, </text:p>
      <text:p text:style-name="CodeBlock"><text:tab/>CARD_9, </text:p>
      <text:p text:style-name="CodeBlock"><text:tab/>CARD_10, </text:p>
      <text:p text:style-name="CodeBlock"><text:tab/>CARD_JACK, </text:p>
      <text:p text:style-name="CodeBlock"><text:tab/>CARD_QUEEN, </text:p>
      <text:p text:style-name="CodeBlock"><text:tab/>CARD_KING, </text:p>
      <text:p text:style-name="CodeBlock"><text:tab/>CARD_ACE, </text:p>
      <text:p text:style-name="CodeBlock"><text:tab/>CARD_JOKER </text:p>
      <text:p text:style-name="CodeBlock"><text:span text:style-name="symbol0_5f_cpp">}</text:span><text:span text:style-name="symbol4_5f_cpp">;</text:span> </text:p>
      <text:p text:style-name="CodeBlock"/>
      <text:p text:style-name="P4"><text:span text:style-name="comment0_5f_cpp">// This is another lookup table. Just like we did with the card suits, we'll use</text:span></text:p>
      <text:p text:style-name="CodeBlock"><text:span text:style-name="comment0_5f_cpp">// the card_value values as integers to look up the string holding the friendly</text:span></text:p>
      <text:p text:style-name="CodeBlock"><text:span text:style-name="comment0_5f_cpp">// name of the card that the user will see. There is one catch: because the first</text:span></text:p>
      <text:p text:style-name="CodeBlock"><text:span text:style-name="comment0_5f_cpp">// card has an integer value of 2, we will have to subtract 2 from the card's</text:span></text:p>
      <text:p text:style-name="CodeBlock"><text:span text:style-name="comment0_5f_cpp">// value to get the proper index in this list.</text:span></text:p>
      <text:p text:style-name="CodeBlock"><text:span text:style-name="keyword3_5f_cpp">static</text:span> <text:span text:style-name="keyword3_5f_cpp">char</text:span> sValueNameList<text:span text:style-name="symbol0_5f_cpp">[</text:span><text:span text:style-name="number_5f_cpp">14</text:span><text:span text:style-name="symbol0_5f_cpp">][</text:span><text:span text:style-name="number_5f_cpp">3</text:span><text:span text:style-name="symbol0_5f_cpp">]</text:span> <text:span text:style-name="symbol1_5f_cpp">=</text:span> <text:span text:style-name="symbol0_5f_cpp">{</text:span><text:tab/><text:span text:style-name="string_5f_cpp">"2"</text:span>,<text:span text:style-name="string_5f_cpp">"3"</text:span>,<text:span text:style-name="string_5f_cpp">"4"</text:span>,<text:span text:style-name="string_5f_cpp">"5"</text:span>,<text:span text:style-name="string_5f_cpp">"6"</text:span>,<text:span text:style-name="string_5f_cpp">"7"</text:span>,<text:span text:style-name="string_5f_cpp">"8"</text:span>, </text:p>
      <text:p text:style-name="CodeBlock"><text:tab/><text:tab/><text:tab/><text:tab/><text:tab/><text:tab/><text:tab/><text:span text:style-name="string_5f_cpp">"9"</text:span>,<text:span text:style-name="string_5f_cpp">"10"</text:span>,<text:span text:style-name="string_5f_cpp">"J"</text:span>,<text:span text:style-name="string_5f_cpp">"Q"</text:span>,<text:span text:style-name="string_5f_cpp">"K"</text:span>,<text:span text:style-name="string_5f_cpp">"A"</text:span>,<text:span text:style-name="string_5f_cpp">"Jo"</text:span> </text:p>
      <text:p text:style-name="CodeBlock"><text:tab/><text:tab/><text:tab/><text:tab/><text:tab/><text:tab/> <text:span text:style-name="symbol0_5f_cpp">}</text:span><text:span text:style-name="symbol4_5f_cpp">;</text:span> </text:p>
      <text:p text:style-name="CodeBlock"/>
      <text:p text:style-name="CodeBlock"/>
      <text:p text:style-name="CodeBlock"><text:span text:style-name="comment0_5f_cpp">// Using a structure will make it easy to group together a card's value and suit. </text:span></text:p>
      <text:p text:style-name="CodeBlock"><text:span text:style-name="keyword3_5f_cpp">struct</text:span> card </text:p>
      <text:p text:style-name="CodeBlock"><text:span text:style-name="symbol0_5f_cpp">{</text:span> </text:p>
      <text:p text:style-name="CodeBlock"><text:tab/>card_value<text:tab/>value<text:span text:style-name="symbol4_5f_cpp">;</text:span> </text:p>
      <text:p text:style-name="CodeBlock"><text:tab/>card_suit<text:tab/>suit<text:span text:style-name="symbol4_5f_cpp">;</text:span> </text:p>
      <text:p text:style-name="CodeBlock"><text:span text:style-name="symbol0_5f_cpp">}</text:span><text:span text:style-name="symbol4_5f_cpp">;</text:span> </text:p>
      <text:p text:style-name="CodeBlock"/>
      <text:p text:style-name="CodeBlock"/>
      <text:p text:style-name="CodeBlock"><text:span text:style-name="comment0_5f_cpp">// This function initializes a standard 54-card deck. Note that it is NOT </text:span></text:p>
      <text:p text:style-name="CodeBlock"><text:span text:style-name="comment0_5f_cpp">// shuffled -- just 2 through Ace in each suit and the two Jokers at the end.</text:span></text:p>
      <text:p text:style-name="CodeBlock"><text:span text:style-name="keyword3_5f_cpp">void</text:span> </text:p>
      <text:p text:style-name="CodeBlock">InitStandardDeck<text:span text:style-name="symbol0_5f_cpp">(</text:span>card <text:span text:style-name="symbol2_5f_cpp">*</text:span>deck<text:span text:style-name="symbol0_5f_cpp">)</text:span> </text:p>
      <text:p text:style-name="CodeBlock"><text:span text:style-name="symbol0_5f_cpp">{</text:span> </text:p>
      <text:p text:style-name="CodeBlock"><text:tab/><text:span text:style-name="comment0_5f_cpp">// This index variable will be used to keep our place as we work our way</text:span></text:p>
      <text:p text:style-name="CodeBlock"><text:tab/><text:span text:style-name="comment0_5f_cpp">// through the deck. This is necessary because the index variables in our</text:span></text:p>
      <text:p text:style-name="CodeBlock"><text:tab/><text:span text:style-name="comment0_5f_cpp">// two for() loops below work their way through the enumerated types for</text:span></text:p>
      <text:p text:style-name="CodeBlock"><text:tab/><text:span text:style-name="comment0_5f_cpp">// suit and card value.</text:span></text:p>
      <text:p text:style-name="CodeBlock"><text:tab/>uint8 deckIndex <text:span text:style-name="symbol1_5f_cpp">=</text:span> <text:span text:style-name="number_5f_cpp">0</text:span><text:span text:style-name="symbol4_5f_cpp">;</text:span> </text:p>
      <text:p text:style-name="CodeBlock"><text:tab/> </text:p>
      <text:p text:style-name="CodeBlock"><text:tab/><text:span text:style-name="comment0_5f_cpp">// enumerated values can be used just like integers. Instead of just using</text:span></text:p>
      <text:p text:style-name="CodeBlock"><text:tab/><text:span text:style-name="comment0_5f_cpp">// the letter i like we normally do, we'll use meaningful names for the</text:span></text:p>
      <text:p text:style-name="CodeBlock"><text:tab/><text:span text:style-name="comment0_5f_cpp">// index variables to make sure that we don't get mixed up </text:span></text:p>
      <text:p text:style-name="CodeBlock"><text:tab/><text:span text:style-name="keyword0_5f_cpp">for</text:span> <text:span text:style-name="symbol0_5f_cpp">(</text:span>uint8 suitValue <text:span text:style-name="symbol1_5f_cpp">=</text:span> SUIT_HEARTS<text:span text:style-name="symbol4_5f_cpp">;</text:span> suitValue <text:span text:style-name="symbol1_5f_cpp">&lt;</text:span> SUIT_NONE<text:span text:style-name="symbol4_5f_cpp">;</text:span> suitValue<text:span text:style-name="symbol2_5f_cpp">++</text:span><text:span text:style-name="symbol0_5f_cpp">)</text:span> </text:p>
      <text:p text:style-name="CodeBlock"><text:tab/><text:span text:style-name="symbol0_5f_cpp">{</text:span> </text:p>
      <text:p text:style-name="CodeBlock"><text:tab/><text:tab/><text:span text:style-name="comment0_5f_cpp">// These two loops walk their way through the deck and assign values</text:span></text:p>
      <text:p text:style-name="CodeBlock"><text:tab/><text:tab/><text:span text:style-name="comment0_5f_cpp">// to each card in the deck, going in order from 2 through Ace</text:span></text:p>
      <text:p text:style-name="CodeBlock"><text:tab/><text:tab/><text:span text:style-name="comment0_5f_cpp">// for each suit</text:span></text:p>
      <text:p text:style-name="CodeBlock"><text:tab/><text:tab/><text:span text:style-name="keyword0_5f_cpp">for</text:span> <text:span text:style-name="symbol0_5f_cpp">(</text:span>uint8 cardValue <text:span text:style-name="symbol1_5f_cpp">=</text:span> CARD_2<text:span text:style-name="symbol4_5f_cpp">;</text:span> cardValue <text:span text:style-name="symbol1_5f_cpp">&lt;</text:span> CARD_JOKER<text:span text:style-name="symbol4_5f_cpp">;</text:span> cardValue<text:span text:style-name="symbol2_5f_cpp">++</text:span><text:span text:style-name="symbol0_5f_cpp">)</text:span> </text:p>
      <text:p text:style-name="CodeBlock"><text:tab/><text:tab/><text:span text:style-name="symbol0_5f_cpp">{</text:span> </text:p>
      <text:p text:style-name="CodeBlock"><text:tab/><text:tab/><text:tab/>deck<text:span text:style-name="symbol0_5f_cpp">[</text:span>deckIndex<text:span text:style-name="symbol0_5f_cpp">]</text:span>.<text:span text:style-name="member0_5f_cpp">value</text:span> <text:span text:style-name="symbol1_5f_cpp">=</text:span> <text:span text:style-name="symbol0_5f_cpp">(</text:span>card_value<text:span text:style-name="symbol0_5f_cpp">)</text:span>cardValue<text:span text:style-name="symbol4_5f_cpp">;</text:span> </text:p>
      <text:p text:style-name="CodeBlock"><text:tab/><text:tab/><text:tab/>deck<text:span text:style-name="symbol0_5f_cpp">[</text:span>deckIndex<text:span text:style-name="symbol0_5f_cpp">]</text:span>.<text:span text:style-name="member0_5f_cpp">suit</text:span> <text:span text:style-name="symbol1_5f_cpp">=</text:span> <text:span text:style-name="symbol0_5f_cpp">(</text:span>card_suit<text:span text:style-name="symbol0_5f_cpp">)</text:span>suitValue<text:span text:style-name="symbol4_5f_cpp">;</text:span> </text:p>
      <text:p text:style-name="CodeBlock"><text:tab/><text:tab/><text:tab/>deckIndex<text:span text:style-name="symbol2_5f_cpp">++</text:span><text:span text:style-name="symbol4_5f_cpp">;</text:span> </text:p>
      <text:p text:style-name="CodeBlock"><text:tab/><text:tab/><text:span text:style-name="symbol0_5f_cpp">}</text:span> </text:p>
      <text:p text:style-name="CodeBlock"><text:tab/><text:span text:style-name="symbol0_5f_cpp">}</text:span> </text:p>
      <text:p text:style-name="CodeBlock"><text:tab/> </text:p>
      <text:p text:style-name="CodeBlock"><text:tab/><text:span text:style-name="comment0_5f_cpp">// We have all the number and royalty cards now, so tack on the jokers at </text:span></text:p>
      <text:p text:style-name="CodeBlock"><text:tab/><text:span text:style-name="comment0_5f_cpp">// the end </text:span></text:p>
      <text:p text:style-name="CodeBlock"><text:tab/>deck<text:span text:style-name="symbol0_5f_cpp">[</text:span>deckIndex<text:span text:style-name="symbol0_5f_cpp">]</text:span>.<text:span text:style-name="member0_5f_cpp">value</text:span> <text:span text:style-name="symbol1_5f_cpp">=</text:span> CARD_JOKER<text:span text:style-name="symbol4_5f_cpp">;</text:span> </text:p>
      <text:p text:style-name="CodeBlock"><text:tab/>deck<text:span text:style-name="symbol0_5f_cpp">[</text:span>deckIndex<text:span text:style-name="symbol0_5f_cpp">]</text:span>.<text:span text:style-name="member0_5f_cpp">suit</text:span> <text:span text:style-name="symbol1_5f_cpp">=</text:span> SUIT_NONE<text:span text:style-name="symbol4_5f_cpp">;</text:span> </text:p>
      <text:p text:style-name="CodeBlock"><text:tab/>deckIndex<text:span text:style-name="symbol2_5f_cpp">++</text:span><text:span text:style-name="symbol4_5f_cpp">;</text:span> </text:p>
      <text:p text:style-name="CodeBlock"><text:tab/>deck<text:span text:style-name="symbol0_5f_cpp">[</text:span>deckIndex<text:span text:style-name="symbol0_5f_cpp">]</text:span>.<text:span text:style-name="member0_5f_cpp">value</text:span> <text:span text:style-name="symbol1_5f_cpp">=</text:span> CARD_JOKER<text:span text:style-name="symbol4_5f_cpp">;</text:span> </text:p>
      <text:p text:style-name="CodeBlock"><text:tab/>deck<text:span text:style-name="symbol0_5f_cpp">[</text:span>deckIndex<text:span text:style-name="symbol0_5f_cpp">]</text:span>.<text:span text:style-name="member0_5f_cpp">suit</text:span> <text:span text:style-name="symbol1_5f_cpp">=</text:span> SUIT_NONE<text:span text:style-name="symbol4_5f_cpp">;</text:span> </text:p>
      <text:p text:style-name="CodeBlock"><text:span text:style-name="symbol0_5f_cpp">}</text:span></text:p>
      <text:p text:style-name="P4"><text:span text:style-name="comment0_5f_cpp">// This function takes a pointer, but we're going to use it like an array </text:span></text:p>
      <text:p text:style-name="CodeBlock"><text:span text:style-name="keyword3_5f_cpp">void</text:span> </text:p>
      <text:p text:style-name="CodeBlock">ShuffleDeck<text:span text:style-name="symbol0_5f_cpp">(</text:span>card <text:span text:style-name="symbol2_5f_cpp">*</text:span>deck, <text:span text:style-name="keyword3_5f_cpp">const</text:span> uint8 <text:span text:style-name="symbol3_5f_cpp">&amp;</text:span>numCards, <text:span text:style-name="keyword3_5f_cpp">const</text:span> uint8 <text:span text:style-name="symbol3_5f_cpp">&amp;</text:span>shuffleCount<text:span text:style-name="symbol0_5f_cpp">)</text:span> </text:p>
      <text:p text:style-name="CodeBlock"><text:span text:style-name="symbol0_5f_cpp">{</text:span> </text:p>
      <text:p text:style-name="CodeBlock"><text:tab/><text:span text:style-name="comment0_5f_cpp">// A deck can have any different number of cards in it. Canasta uses 104, </text:span></text:p>
      <text:p text:style-name="CodeBlock"><text:tab/><text:span text:style-name="comment0_5f_cpp">// for example. By generalizing the function, we can reuse it for </text:span></text:p>
      <text:p text:style-name="CodeBlock"><text:tab/><text:span text:style-name="comment0_5f_cpp">// different card games without having to rewrite it. We also have extra</text:span></text:p>
      <text:p text:style-name="CodeBlock"><text:tab/><text:span text:style-name="comment0_5f_cpp">// flexibility by being able to specify how many times to shuffle the deck</text:span></text:p>
      <text:p text:style-name="CodeBlock"><text:tab/><text:span text:style-name="comment0_5f_cpp">// to give us extra control over how mixed-up the deck gets.</text:span></text:p>
      <text:p text:style-name="CodeBlock"><text:tab/> </text:p>
      <text:p text:style-name="CodeBlock"><text:tab/><text:span text:style-name="comment0_5f_cpp">// This loop is to shuffle the deck the specified number of times . We can</text:span></text:p>
      <text:p text:style-name="CodeBlock"><text:tab/><text:span text:style-name="comment0_5f_cpp">// get away with just using i and j for index variable names because we're</text:span></text:p>
      <text:p text:style-name="CodeBlock"><text:tab/><text:span text:style-name="comment0_5f_cpp">// not using them in the code inside the loops -- they're just for deciding</text:span></text:p>
      <text:p text:style-name="CodeBlock"><text:tab/><text:span text:style-name="comment0_5f_cpp">// how many times the code inside the loops is repeated and nothing else.</text:span></text:p>
      <text:p text:style-name="CodeBlock"><text:tab/><text:span text:style-name="keyword0_5f_cpp">for</text:span> <text:span text:style-name="symbol0_5f_cpp">(</text:span>uint8 i <text:span text:style-name="symbol1_5f_cpp">=</text:span> <text:span text:style-name="number_5f_cpp">0</text:span><text:span text:style-name="symbol4_5f_cpp">;</text:span> i <text:span text:style-name="symbol1_5f_cpp">&lt;</text:span> shuffleCount<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We shuffle the deck by swapping items in the array. It's a little </text:span></text:p>
      <text:p text:style-name="CodeBlock"><text:tab/><text:tab/><text:span text:style-name="comment0_5f_cpp">// like the ReverseString function from Lesson 7, but we choose random </text:span></text:p>
      <text:p text:style-name="CodeBlock"><text:tab/><text:tab/><text:span text:style-name="comment0_5f_cpp">// items in the array to swap. </text:span></text:p>
      <text:p text:style-name="CodeBlock"><text:tab/><text:tab/> </text:p>
      <text:p text:style-name="CodeBlock"><text:tab/><text:tab/><text:span text:style-name="comment0_5f_cpp">// The more swaps we do, the better the shuffle, especially with</text:span></text:p>
      <text:p text:style-name="CodeBlock"><text:tab/><text:tab/><text:span text:style-name="comment0_5f_cpp">// larger decks, so base the number of swaps on the size of the deck. </text:span></text:p>
      <text:p text:style-name="CodeBlock"><text:tab/><text:tab/> </text:p>
      <text:p text:style-name="CodeBlock"><text:tab/><text:tab/><text:span text:style-name="comment0_5f_cpp">// ceil() rounds a floating point number up, regardless of how big</text:span></text:p>
      <text:p text:style-name="CodeBlock"><text:tab/><text:tab/><text:span text:style-name="comment0_5f_cpp">// the fractional part of the number is. It returns a double, so we</text:span></text:p>
      <text:p text:style-name="CodeBlock"><text:tab/><text:tab/><text:span text:style-name="comment0_5f_cpp">// will need to typecast it to a uint16 to stop the compiler from</text:span></text:p>
      <text:p text:style-name="CodeBlock"><text:span text:style-name="comment0_5f_cpp"><text:tab/><text:tab/>// complaining. Casting floats and doubles to integers drops the</text:span></text:p>
      <text:p text:style-name="CodeBlock"><text:span text:style-name="comment0_5f_cpp"><text:tab/><text:tab/>// fractional part, but because we've rounded that part off using</text:span></text:p>
      <text:p text:style-name="CodeBlock"><text:span text:style-name="comment0_5f_cpp"><text:tab/><text:tab/>// ceil(), we're not losing anything by doing so.</text:span></text:p>
      <text:p text:style-name="CodeBlock"><text:tab/><text:tab/>uint16 swapCount <text:span text:style-name="symbol1_5f_cpp">=</text:span> uint16<text:span text:style-name="symbol0_5f_cpp">(</text:span><text:span text:style-name="keyword2_5f_cpp">ceil</text:span><text:span text:style-name="symbol0_5f_cpp">(</text:span>numCards <text:span text:style-name="symbol2_5f_cpp">*</text:span> <text:span text:style-name="number_5f_cpp">1.25</text:span><text:span text:style-name="symbol0_5f_cpp">))</text:span><text:span text:style-name="symbol4_5f_cpp">;</text:span> </text:p>
      <text:p text:style-name="CodeBlock"><text:tab/><text:tab/> </text:p>
      <text:p text:style-name="CodeBlock"><text:tab/><text:tab/><text:span text:style-name="keyword0_5f_cpp">for</text:span> <text:span text:style-name="symbol0_5f_cpp">(</text:span>uint16 j <text:span text:style-name="symbol1_5f_cpp">=</text:span> <text:span text:style-name="number_5f_cpp">0</text:span><text:span text:style-name="symbol4_5f_cpp">;</text:span> j <text:span text:style-name="symbol1_5f_cpp">&lt;</text:span> swapCount<text:span text:style-name="symbol4_5f_cpp">;</text:span> j<text:span text:style-name="symbol2_5f_cpp">++</text:span><text:span text:style-name="symbol0_5f_cpp">)</text:span> </text:p>
      <text:p text:style-name="CodeBlock"><text:tab/><text:tab/><text:span text:style-name="symbol0_5f_cpp">{</text:span> </text:p>
      <text:p text:style-name="CodeBlock"><text:tab/><text:tab/><text:tab/><text:span text:style-name="comment0_5f_cpp">// rand() generates a kind-of-random number between 0 and the</text:span></text:p>
      <text:p text:style-name="CodeBlock"><text:tab/><text:tab/><text:tab/><text:span text:style-name="comment0_5f_cpp">// defined constant RAND_MAX, which is at least 32767. To <text:s/>make</text:span></text:p>
      <text:p text:style-name="CodeBlock"><text:tab/><text:tab/><text:tab/><text:span text:style-name="comment0_5f_cpp">// a random number, use the formula </text:span></text:p>
      <text:p text:style-name="CodeBlock"><text:tab/><text:tab/><text:tab/><text:span text:style-name="comment0_5f_cpp">// randomValue = rand() % rangeOfValues + minimumValue; </text:span></text:p>
      <text:p text:style-name="CodeBlock"><text:tab/><text:tab/><text:tab/><text:span text:style-name="comment0_5f_cpp">// so making a value from 5 to 12 would be rand() % 7 + 5;</text:span></text:p>
      <text:p text:style-name="CodeBlock"><text:tab/><text:tab/><text:tab/><text:tab/><text:tab/><text:tab/> </text:p>
      <text:p text:style-name="CodeBlock"><text:tab/><text:tab/><text:tab/><text:span text:style-name="comment0_5f_cpp">// Here we randomly select the indexes for two cards in the deck </text:span></text:p>
      <text:p text:style-name="CodeBlock"><text:tab/><text:tab/><text:tab/>uint8 firstIndex <text:span text:style-name="symbol1_5f_cpp">=</text:span> uint8<text:span text:style-name="symbol0_5f_cpp">(</text:span><text:span text:style-name="keyword2_5f_cpp">rand</text:span><text:span text:style-name="symbol0_5f_cpp">()</text:span> <text:span text:style-name="symbol2_5f_cpp">%</text:span> numCards<text:span text:style-name="symbol0_5f_cpp">)</text:span><text:span text:style-name="symbol4_5f_cpp">;</text:span> </text:p>
      <text:p text:style-name="CodeBlock"><text:tab/><text:tab/><text:tab/>uint8 secondIndex <text:span text:style-name="symbol1_5f_cpp">=</text:span> uint8<text:span text:style-name="symbol0_5f_cpp">(</text:span><text:span text:style-name="keyword2_5f_cpp">rand</text:span><text:span text:style-name="symbol0_5f_cpp">()</text:span> <text:span text:style-name="symbol2_5f_cpp">%</text:span> numCards<text:span text:style-name="symbol0_5f_cpp">)</text:span><text:span text:style-name="symbol4_5f_cpp">;</text:span> </text:p>
      <text:p text:style-name="CodeBlock"><text:tab/><text:tab/><text:tab/> </text:p>
      <text:p text:style-name="CodeBlock"><text:tab/><text:tab/><text:tab/><text:span text:style-name="keyword0_5f_cpp">if</text:span> <text:span text:style-name="symbol0_5f_cpp">(</text:span>firstIndex <text:span text:style-name="symbol1_5f_cpp">==</text:span> secondIndex<text:span text:style-name="symbol0_5f_cpp">)</text:span> </text:p>
      <text:p text:style-name="CodeBlock"><text:tab/><text:tab/><text:tab/><text:span text:style-name="symbol0_5f_cpp">{</text:span> </text:p>
      <text:p text:style-name="CodeBlock"><text:tab/><text:tab/><text:tab/><text:tab/><text:span text:style-name="comment0_5f_cpp">// If the two indexes are the same, we don't want to waste </text:span></text:p>
      <text:p text:style-name="CodeBlock"><text:tab/><text:tab/><text:tab/><text:tab/><text:span text:style-name="comment0_5f_cpp">// this swap. Because j is incremented every time we go</text:span></text:p>
      <text:p text:style-name="CodeBlock"><text:tab/><text:tab/><text:tab/><text:tab/><text:span text:style-name="comment0_5f_cpp">// back to the top of the loop, we decrement j to</text:span></text:p>
      <text:p text:style-name="CodeBlock"><text:tab/><text:tab/><text:tab/><text:tab/><text:span text:style-name="comment0_5f_cpp">// counteract it and get another shot at making a good</text:span></text:p>
      <text:p text:style-name="CodeBlock"><text:tab/><text:tab/><text:tab/><text:tab/><text:span text:style-name="comment0_5f_cpp">// swap.</text:span></text:p>
      <text:p text:style-name="CodeBlock"><text:tab/><text:tab/><text:tab/><text:tab/>j<text:span text:style-name="symbol2_5f_cpp">--</text:span><text:span text:style-name="symbol4_5f_cpp">;</text:span> </text:p>
      <text:p text:style-name="CodeBlock"><text:tab/><text:tab/><text:tab/><text:tab/><text:span text:style-name="keyword0_5f_cpp">continue</text:span><text:span text:style-name="symbol4_5f_cpp">;</text:span> </text:p>
      <text:p text:style-name="CodeBlock"><text:tab/><text:tab/><text:tab/><text:span text:style-name="symbol0_5f_cpp">}</text:span> </text:p>
      <text:p text:style-name="CodeBlock"><text:tab/><text:tab/><text:tab/> </text:p>
      <text:p text:style-name="CodeBlock"><text:tab/><text:tab/><text:tab/><text:span text:style-name="comment0_5f_cpp">// Do the card swap </text:span></text:p>
      <text:p text:style-name="CodeBlock"><text:tab/><text:tab/><text:tab/>card tempCard<text:span text:style-name="symbol4_5f_cpp">;</text:span> </text:p>
      <text:p text:style-name="CodeBlock"><text:tab/><text:tab/><text:tab/>tempCard.<text:span text:style-name="member0_5f_cpp">value</text:span> <text:span text:style-name="symbol1_5f_cpp">=</text:span> deck<text:span text:style-name="symbol0_5f_cpp">[</text:span>firstIndex<text:span text:style-name="symbol0_5f_cpp">]</text:span>.<text:span text:style-name="member0_5f_cpp">value</text:span><text:span text:style-name="symbol4_5f_cpp">;</text:span> </text:p>
      <text:p text:style-name="CodeBlock"><text:tab/><text:tab/><text:tab/>tempCard.<text:span text:style-name="member0_5f_cpp">suit</text:span> <text:span text:style-name="symbol1_5f_cpp">=</text:span> deck<text:span text:style-name="symbol0_5f_cpp">[</text:span>firstIndex<text:span text:style-name="symbol0_5f_cpp">]</text:span>.<text:span text:style-name="member0_5f_cpp">suit</text:span><text:span text:style-name="symbol4_5f_cpp">;</text:span> </text:p>
      <text:p text:style-name="CodeBlock"><text:soft-page-break/><text:tab/><text:tab/><text:tab/> </text:p>
      <text:p text:style-name="CodeBlock"><text:tab/><text:tab/><text:tab/>deck<text:span text:style-name="symbol0_5f_cpp">[</text:span>firstIndex<text:span text:style-name="symbol0_5f_cpp">]</text:span>.<text:span text:style-name="member0_5f_cpp">value</text:span> <text:span text:style-name="symbol1_5f_cpp">=</text:span> deck<text:span text:style-name="symbol0_5f_cpp">[</text:span>secondIndex<text:span text:style-name="symbol0_5f_cpp">]</text:span>.<text:span text:style-name="member0_5f_cpp">value</text:span><text:span text:style-name="symbol4_5f_cpp">;</text:span> </text:p>
      <text:p text:style-name="CodeBlock"><text:tab/><text:tab/><text:tab/>deck<text:span text:style-name="symbol0_5f_cpp">[</text:span>firstIndex<text:span text:style-name="symbol0_5f_cpp">]</text:span>.<text:span text:style-name="member0_5f_cpp">suit</text:span> <text:span text:style-name="symbol1_5f_cpp">=</text:span> deck<text:span text:style-name="symbol0_5f_cpp">[</text:span>secondIndex<text:span text:style-name="symbol0_5f_cpp">]</text:span>.<text:span text:style-name="member0_5f_cpp">suit</text:span><text:span text:style-name="symbol4_5f_cpp">;</text:span> </text:p>
      <text:p text:style-name="CodeBlock"><text:tab/><text:tab/><text:tab/> </text:p>
      <text:p text:style-name="CodeBlock"><text:tab/><text:tab/><text:tab/>deck<text:span text:style-name="symbol0_5f_cpp">[</text:span>secondIndex<text:span text:style-name="symbol0_5f_cpp">]</text:span>.<text:span text:style-name="member0_5f_cpp">value</text:span> <text:span text:style-name="symbol1_5f_cpp">=</text:span> tempCard.<text:span text:style-name="member0_5f_cpp">value</text:span><text:span text:style-name="symbol4_5f_cpp">;</text:span> </text:p>
      <text:p text:style-name="CodeBlock"><text:tab/><text:tab/><text:tab/>deck<text:span text:style-name="symbol0_5f_cpp">[</text:span>secondIndex<text:span text:style-name="symbol0_5f_cpp">]</text:span>.<text:span text:style-name="member0_5f_cpp">suit</text:span> <text:span text:style-name="symbol1_5f_cpp">=</text:span> tempCard.<text:span text:style-name="member0_5f_cpp">suit</text:span><text:span text:style-name="symbol4_5f_cpp">;</text:span> </text:p>
      <text:p text:style-name="CodeBlock"><text:tab/><text:tab/><text:span text:style-name="symbol0_5f_cpp">}</text:span> </text:p>
      <text:p text:style-name="CodeBlock"><text:tab/><text:span text:style-name="symbol0_5f_cpp">}</text:span> </text:p>
      <text:p text:style-name="CodeBlock"><text:span text:style-name="symbol0_5f_cpp">}</text:span> </text:p>
      <text:p text:style-name="CodeBlock"/>
      <text:p text:style-name="CodeBlock"/>
      <text:p text:style-name="CodeBlock"><text:span text:style-name="keyword3_5f_cpp">void</text:span> </text:p>
      <text:p text:style-name="CodeBlock">PrintDeck<text:span text:style-name="symbol0_5f_cpp">(</text:span>card <text:span text:style-name="symbol2_5f_cpp">*</text:span>deck, <text:span text:style-name="keyword3_5f_cpp">const</text:span> uint8 <text:span text:style-name="symbol3_5f_cpp">&amp;</text:span>numCards<text:span text:style-name="symbol0_5f_cpp">)</text:span> </text:p>
      <text:p text:style-name="CodeBlock"><text:span text:style-name="symbol0_5f_cpp">{</text:span> </text:p>
      <text:p text:style-name="CodeBlock"><text:tab/><text:span text:style-name="comment0_5f_cpp">// Prints a deck of cards in the format '2h 5c Jc' . They are printed all</text:span></text:p>
      <text:p text:style-name="CodeBlock"><text:tab/><text:span text:style-name="comment0_5f_cpp">// on one line that may get wrapped around to a second line if the Terminal</text:span></text:p>
      <text:p text:style-name="CodeBlock"><text:tab/><text:span text:style-name="comment0_5f_cpp">// window is too small to fit it on one.</text:span></text:p>
      <text:p text:style-name="CodeBlock"><text:tab/><text:span text:style-name="keyword0_5f_cpp">for</text:span> <text:span text:style-name="symbol0_5f_cpp">(</text:span>uint8 i <text:span text:style-name="symbol1_5f_cpp">=</text:span> <text:span text:style-name="number_5f_cpp">0</text:span><text:span text:style-name="symbol4_5f_cpp">;</text:span> i <text:span text:style-name="symbol1_5f_cpp">&lt;</text:span> numCards<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Here is where we use the card's value and suit to quickly look</text:span></text:p>
      <text:p text:style-name="CodeBlock"><text:tab/><text:tab/><text:span text:style-name="comment0_5f_cpp">// up the friendly names that the user will see. Check the comments</text:span></text:p>
      <text:p text:style-name="CodeBlock"><text:tab/><text:tab/><text:span text:style-name="comment0_5f_cpp">// for the definitions for card_value and card_suit near the top of</text:span></text:p>
      <text:p text:style-name="CodeBlock"><text:tab/><text:tab/><text:span text:style-name="comment0_5f_cpp">// this example for a detailed explanation.</text:span></text:p>
      <text:p text:style-name="CodeBlock"><text:tab/><text:tab/><text:span text:style-name="keyword2_5f_cpp">printf</text:span><text:span text:style-name="symbol0_5f_cpp">(</text:span><text:span text:style-name="string_5f_cpp">"%s%c "</text:span>,sValueNameList<text:span text:style-name="symbol0_5f_cpp">[</text:span>deck<text:span text:style-name="symbol0_5f_cpp">[</text:span>i<text:span text:style-name="symbol0_5f_cpp">]</text:span>.<text:span text:style-name="member0_5f_cpp">value</text:span> <text:span text:style-name="symbol2_5f_cpp">-</text:span> <text:span text:style-name="number_5f_cpp">2</text:span><text:span text:style-name="symbol0_5f_cpp">]</text:span>, </text:p>
      <text:p text:style-name="CodeBlock"><text:tab/><text:tab/><text:tab/><text:tab/>sSuitCharList<text:span text:style-name="symbol0_5f_cpp">[</text:span>deck<text:span text:style-name="symbol0_5f_cpp">[</text:span>i<text:span text:style-name="symbol0_5f_cpp">]</text:span>.<text:span text:style-name="member0_5f_cpp">suit</text:span><text:span text:style-name="symbol0_5f_cpp">])</text:span><text:span text:style-name="symbol4_5f_cpp">;</text:span> </text:p>
      <text:p text:style-name="CodeBlock"><text:tab/><text:span text:style-name="symbol0_5f_cpp">}</text:span> </text:p>
      <text:p text:style-name="CodeBlock"><text:tab/><text:span text:style-name="keyword2_5f_cpp">printf</text:span><text:span text:style-name="symbol0_5f_cpp">(</text:span><text:span text:style-name="string_5f_cpp">"</text:span><text:span text:style-name="escaped_5f_cpp">\n</text:span><text:span text:style-name="string_5f_cpp">"</text:span><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rand() only provides kinda-not-really random numbers. We seed, or</text:span></text:p>
      <text:p text:style-name="CodeBlock"><text:tab/><text:span text:style-name="comment0_5f_cpp">// initialize, the random number generator with the current time so that it</text:span></text:p>
      <text:p text:style-name="CodeBlock"><text:tab/><text:span text:style-name="comment0_5f_cpp">// actually provides enough randomness to be useful. We'll do more with</text:span></text:p>
      <text:p text:style-name="CodeBlock"><text:tab/><text:span text:style-name="comment0_5f_cpp">// time() much later on, so just ignore this for now.</text:span></text:p>
      <text:p text:style-name="CodeBlock"><text:tab/><text:span text:style-name="keyword2_5f_cpp">srand</text:span><text:span text:style-name="symbol0_5f_cpp">(</text:span><text:span text:style-name="keyword2_5f_cpp">time</text:span><text:span text:style-name="symbol0_5f_cpp">(</text:span><text:span text:style-name="keyword1_5f_cpp">NULL</text:span><text:span text:style-name="symbol0_5f_cpp">))</text:span><text:span text:style-name="symbol4_5f_cpp">;</text:span> </text:p>
      <text:p text:style-name="CodeBlock"><text:tab/> </text:p>
      <text:p text:style-name="CodeBlock"><text:tab/><text:span text:style-name="comment0_5f_cpp">// Our deck of cards </text:span></text:p>
      <text:p text:style-name="CodeBlock"><text:tab/>card deck<text:span text:style-name="symbol0_5f_cpp">[</text:span><text:span text:style-name="number_5f_cpp">54</text:span><text:span text:style-name="symbol0_5f_cpp">]</text:span><text:span text:style-name="symbol4_5f_cpp">;</text:span> </text:p>
      <text:p text:style-name="CodeBlock"><text:tab/> </text:p>
      <text:p text:style-name="CodeBlock"><text:tab/><text:span text:style-name="comment0_5f_cpp">// Initialize our deck of cards </text:span></text:p>
      <text:p text:style-name="CodeBlock"><text:tab/>InitStandardDeck<text:span text:style-name="symbol0_5f_cpp">(</text:span>deck<text:span text:style-name="symbol0_5f_cpp">)</text:span><text:span text:style-name="symbol4_5f_cpp">;</text:span> </text:p>
      <text:p text:style-name="CodeBlock"><text:tab/> </text:p>
      <text:p text:style-name="CodeBlock"><text:tab/><text:span text:style-name="comment0_5f_cpp">// Display the deck before it gets shuffled </text:span></text:p>
      <text:p text:style-name="CodeBlock"><text:tab/><text:span text:style-name="keyword2_5f_cpp">printf</text:span><text:span text:style-name="symbol0_5f_cpp">(</text:span><text:span text:style-name="string_5f_cpp">"Our deck of cards before shuffling:</text:span><text:span text:style-name="escaped_5f_cpp">\n</text:span><text:span text:style-name="string_5f_cpp">"</text:span><text:span text:style-name="symbol0_5f_cpp">)</text:span><text:span text:style-name="symbol4_5f_cpp">;</text:span> </text:p>
      <text:p text:style-name="CodeBlock"><text:tab/>PrintDeck<text:span text:style-name="symbol0_5f_cpp">(</text:span>deck,<text:span text:style-name="number_5f_cpp">54</text:span><text:span text:style-name="symbol0_5f_cpp">)</text:span><text:span text:style-name="symbol4_5f_cpp">;</text:span> </text:p>
      <text:p text:style-name="CodeBlock"><text:tab/> </text:p>
      <text:p text:style-name="CodeBlock"><text:tab/><text:span text:style-name="comment0_5f_cpp">// Shuffle it pretty good -- 5 times should do the trick.</text:span></text:p>
      <text:p text:style-name="CodeBlock"><text:tab/>ShuffleDeck<text:span text:style-name="symbol0_5f_cpp">(</text:span>deck,<text:span text:style-name="number_5f_cpp">54</text:span>,<text:span text:style-name="number_5f_cpp">5</text:span><text:span text:style-name="symbol0_5f_cpp">)</text:span><text:span text:style-name="symbol4_5f_cpp">;</text:span> </text:p>
      <text:p text:style-name="CodeBlock"><text:tab/> </text:p>
      <text:p text:style-name="CodeBlock"><text:tab/><text:span text:style-name="comment0_5f_cpp">// Show how mixed-up it is now </text:span></text:p>
      <text:p text:style-name="CodeBlock"><text:tab/><text:span text:style-name="keyword2_5f_cpp">printf</text:span><text:span text:style-name="symbol0_5f_cpp">(</text:span><text:span text:style-name="string_5f_cpp">"Our deck of cards after shuffling:</text:span><text:span text:style-name="escaped_5f_cpp">\n</text:span><text:span text:style-name="string_5f_cpp">"</text:span><text:span text:style-name="symbol0_5f_cpp">)</text:span><text:span text:style-name="symbol4_5f_cpp">;</text:span> </text:p>
      <text:p text:style-name="CodeBlock"><text:tab/>PrintDeck<text:span text:style-name="symbol0_5f_cpp">(</text:span>deck,<text:span text:style-name="number_5f_cpp">54</text:span><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h text:style-name="Heading_20_2" text:outline-level="2"><text:soft-page-break/>Where to Go From Here</text:h>
      <text:p text:style-name="Standard">Whew! That was a doozy! This example uses a lot of the things that we've spent time learning so far and probably took some time to get through. No bug hunts this time – just some review of the project from the last lesson. Take some time to also go back over the review questions from this unit and the other two units. In the next lesson we will start delving into the part of C++ which gives it <text:span text:style-name="Emphasis">real</text:span> power.</text:p>
      <text:h text:style-name="Heading_20_2" text:outline-level="2">Lesson 10 Project Review</text:h>
      <text:p text:style-name="Standard">In the last lesson, we were presented with the task of making a program that takes at least one filename as a command-line argument and prints it. The steps to do inside our <text:span text:style-name="Code">for()</text:span> loop were the following:</text:p>
      <text:p text:style-name="Standard"/>
      <text:list xml:id="list8412297038218606711" text:style-name="L1">
        <text:list-item>
          <text:p text:style-name="P5">Try to open the argument for reading as a file.</text:p>
        </text:list-item>
        <text:list-item>
          <text:p text:style-name="P5">If the open fails, skip to the next iteration.</text:p>
        </text:list-item>
        <text:list-item>
          <text:p text:style-name="P5">If the open succeeds, try to read a chunk of data from the file, storing the number of bytes read into a variable.</text:p>
        </text:list-item>
        <text:list-item>
          <text:p text:style-name="P5">Use a <text:span text:style-name="Code">while</text:span> loop to read sections of data from the file, repeating while the number of bytes read is greater than 0.</text:p>
          <text:list>
            <text:list-item>
              <text:p text:style-name="P5">Write the number of bytes read to <text:span text:style-name="Code">stdout</text:span>.</text:p>
            </text:list-item>
            <text:list-item>
              <text:p text:style-name="P5">Try reading some more data from the file handle, storing the number of bytes read.</text:p>
            </text:list-item>
          </text:list>
        </text:list-item>
        <text:list-item>
          <text:p text:style-name="P5">Close the file's handle.</text:p>
        </text:list-item>
      </text:list>
      <text:p text:style-name="Standard"/>
      <text:p text:style-name="CodeBlock"/>
      <text:p text:style-name="CodeBlock"><text:span text:style-name="comment1_5f_cpp">#include &lt;stdio.h&gt;</text:span></text:p>
      <text:p text:style-name="CodeBlock"><text:span text:style-name="comment1_5f_cpp">#include &lt;malloc.h&gt;</text:span></text:p>
      <text:p text:style-name="CodeBlock"/>
      <text:p text:style-name="CodeBlock"><text:span text:style-name="keyword3_5f_cpp">int</text:span> </text:p>
      <text:p text:style-name="CodeBlock">main<text:span text:style-name="symbol0_5f_cpp">(</text:span><text:span text:style-name="keyword3_5f_cpp">int</text:span> argc, <text:span text:style-name="keyword3_5f_cpp">char</text:span> <text:span text:style-name="symbol2_5f_cpp">**</text:span>argv<text:span text:style-name="symbol0_5f_cpp">)</text:span> </text:p>
      <text:p text:style-name="CodeBlock"><text:span text:style-name="symbol0_5f_cpp">{</text:span> </text:p>
      <text:p text:style-name="CodeBlock"><text:tab/><text:span text:style-name="keyword0_5f_cpp">for</text:span> <text:span text:style-name="symbol0_5f_cpp">(</text:span><text:span text:style-name="keyword3_5f_cpp">int</text:span> i <text:span text:style-name="symbol1_5f_cpp">=</text:span> <text:span text:style-name="number_5f_cpp">1</text:span><text:span text:style-name="symbol4_5f_cpp">;</text:span> i <text:span text:style-name="symbol1_5f_cpp">&lt;</text:span> argc<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open a file handle for reading from argv[i] </text:span></text:p>
      <text:p text:style-name="CodeBlock"><text:tab/><text:tab/><text:span text:style-name="keyword3_5f_cpp">FILE</text:span> <text:span text:style-name="symbol2_5f_cpp">*</text:span>fileHandle <text:span text:style-name="symbol1_5f_cpp">=</text:span> <text:span text:style-name="keyword2_5f_cpp">fopen</text:span><text:span text:style-name="symbol0_5f_cpp">(</text:span>argv<text:span text:style-name="symbol0_5f_cpp">[</text:span>i<text:span text:style-name="symbol0_5f_cpp">]</text:span>,<text:span text:style-name="string_5f_cpp">"r"</text:span><text:span text:style-name="symbol0_5f_cpp">)</text:span><text:span text:style-name="symbol4_5f_cpp">;</text:span> </text:p>
      <text:p text:style-name="CodeBlock"><text:tab/><text:tab/> </text:p>
      <text:p text:style-name="CodeBlock"><text:tab/><text:tab/><text:span text:style-name="comment0_5f_cpp">// if the file handle is NULL or there is an error, continue to </text:span></text:p>
      <text:p text:style-name="CodeBlock"><text:tab/><text:tab/><text:span text:style-name="comment0_5f_cpp">// the next iteration. </text:span></text:p>
      <text:p text:style-name="CodeBlock"><text:tab/><text:tab/><text:span text:style-name="keyword0_5f_cpp">if</text:span> <text:span text:style-name="symbol0_5f_cpp">(</text:span><text:span text:style-name="symbol3_5f_cpp">!</text:span>fileHandle <text:span text:style-name="symbol3_5f_cpp">||</text:span> <text:span text:style-name="keyword2_5f_cpp">ferror</text:span><text:span text:style-name="symbol0_5f_cpp">(</text:span>fileHandle<text:span text:style-name="symbol0_5f_cpp">))</text:span> </text:p>
      <text:p text:style-name="CodeBlock"><text:tab/><text:tab/><text:tab/><text:span text:style-name="keyword0_5f_cpp">continue</text:span><text:span text:style-name="symbol4_5f_cpp">;</text:span> </text:p>
      <text:p text:style-name="CodeBlock"><text:tab/><text:tab/> </text:p>
      <text:p text:style-name="CodeBlock"><text:tab/><text:tab/><text:span text:style-name="comment0_5f_cpp">// create a data buffer -- an array to hold our data. Size isn't </text:span></text:p>
      <text:p text:style-name="CodeBlock"><text:tab/><text:tab/><text:span text:style-name="comment0_5f_cpp">// terribly important, but it should be at least a few hundred bytes </text:span></text:p>
      <text:p text:style-name="CodeBlock"><text:tab/><text:tab/><text:span text:style-name="comment0_5f_cpp">// and no more than about 4000 bytes. You can create it on the stack </text:span></text:p>
      <text:p text:style-name="CodeBlock"><text:tab/><text:tab/><text:span text:style-name="comment0_5f_cpp">// or use malloc, whichever you prefer. </text:span></text:p>
      <text:p text:style-name="CodeBlock"><text:tab/><text:tab/><text:span text:style-name="keyword3_5f_cpp">char</text:span> buffer<text:span text:style-name="symbol0_5f_cpp">[</text:span><text:span text:style-name="number_5f_cpp">1024</text:span><text:span text:style-name="symbol0_5f_cpp">]</text:span><text:span text:style-name="symbol4_5f_cpp">;</text:span> </text:p>
      <text:p text:style-name="CodeBlock"><text:tab/><text:tab/> </text:p>
      <text:p text:style-name="CodeBlock"><text:tab/><text:tab/><text:span text:style-name="comment0_5f_cpp">// create a variable to store the number of bytes actually read </text:span></text:p>
      <text:p text:style-name="CodeBlock"><text:tab/><text:tab/><text:span text:style-name="keyword3_5f_cpp">int</text:span> bytesRead<text:span text:style-name="symbol4_5f_cpp">;</text:span> </text:p>
      <text:p text:style-name="CodeBlock"><text:tab/><text:tab/> </text:p>
      <text:p text:style-name="CodeBlock"><text:tab/><text:tab/><text:span text:style-name="comment0_5f_cpp">// read data from the file handle and store the number of bytes </text:span></text:p>
      <text:p text:style-name="CodeBlock"><text:tab/><text:tab/><text:span text:style-name="comment0_5f_cpp">// read into the variable that we just created. </text:span></text:p>
      <text:p text:style-name="CodeBlock"><text:tab/><text:tab/>bytesRead <text:span text:style-name="symbol1_5f_cpp">=</text:span> <text:span text:style-name="keyword2_5f_cpp">fread</text:span><text:span text:style-name="symbol0_5f_cpp">(</text:span>buffer,<text:span text:style-name="keyword2_5f_cpp">sizeof</text:span><text:span text:style-name="symbol0_5f_cpp">(</text:span><text:span text:style-name="keyword3_5f_cpp">char</text:span><text:span text:style-name="symbol0_5f_cpp">)</text:span>,<text:span text:style-name="number_5f_cpp">1024</text:span>,fileHandle<text:span text:style-name="symbol0_5f_cpp">)</text:span><text:span text:style-name="symbol4_5f_cpp">;</text:span> </text:p>
      <text:p text:style-name="CodeBlock"><text:tab/><text:tab/> </text:p>
      <text:p text:style-name="CodeBlock"><text:tab/><text:tab/><text:span text:style-name="comment0_5f_cpp">// Start our while() loop. Loop while the number of bytes read is </text:span></text:p>
      <text:p text:style-name="CodeBlock"><text:tab/><text:tab/><text:span text:style-name="comment0_5f_cpp">// greater than zero and if ferror does not indicate an error on </text:span></text:p>
      <text:p text:style-name="CodeBlock"><text:tab/><text:tab/><text:span text:style-name="comment0_5f_cpp">// the file handle </text:span></text:p>
      <text:p text:style-name="CodeBlock"><text:soft-page-break/><text:tab/><text:tab/><text:span text:style-name="keyword0_5f_cpp">while</text:span> <text:span text:style-name="symbol0_5f_cpp">(</text:span>bytesRead <text:span text:style-name="symbol1_5f_cpp">&gt;</text:span> <text:span text:style-name="number_5f_cpp">0</text:span> <text:span text:style-name="symbol3_5f_cpp">&amp;&amp;</text:span> <text:span text:style-name="symbol3_5f_cpp">!</text:span><text:span text:style-name="keyword2_5f_cpp">ferror</text:span><text:span text:style-name="symbol0_5f_cpp">(</text:span>fileHandle<text:span text:style-name="symbol0_5f_cpp">))</text:span> </text:p>
      <text:p text:style-name="CodeBlock"><text:tab/><text:tab/><text:span text:style-name="symbol0_5f_cpp">{</text:span> </text:p>
      <text:p text:style-name="CodeBlock"><text:tab/><text:tab/></text:p>
      <text:p text:style-name="CodeBlock"><text:tab/><text:tab/><text:tab/><text:span text:style-name="comment0_5f_cpp">// write the number of bytes read to stdout </text:span></text:p>
      <text:p text:style-name="CodeBlock"><text:tab/><text:tab/><text:tab/><text:span text:style-name="keyword2_5f_cpp">fwrite</text:span><text:span text:style-name="symbol0_5f_cpp">(</text:span>buffer,<text:span text:style-name="keyword2_5f_cpp">sizeof</text:span><text:span text:style-name="symbol0_5f_cpp">(</text:span><text:span text:style-name="keyword3_5f_cpp">char</text:span><text:span text:style-name="symbol0_5f_cpp">)</text:span>,bytesRead,<text:span text:style-name="keyword1_5f_cpp">stdout</text:span><text:span text:style-name="symbol0_5f_cpp">)</text:span><text:span text:style-name="symbol4_5f_cpp">;</text:span> </text:p>
      <text:p text:style-name="CodeBlock"><text:tab/><text:tab/><text:tab/> </text:p>
      <text:p text:style-name="CodeBlock"><text:tab/><text:tab/><text:tab/><text:span text:style-name="comment0_5f_cpp">// read more data and put the number of bytes actually read </text:span></text:p>
      <text:p text:style-name="CodeBlock"><text:tab/><text:tab/><text:tab/><text:span text:style-name="comment0_5f_cpp">// into the variable we created above. </text:span></text:p>
      <text:p text:style-name="CodeBlock"><text:tab/><text:tab/><text:tab/>bytesRead <text:span text:style-name="symbol1_5f_cpp">=</text:span> <text:span text:style-name="keyword2_5f_cpp">fread</text:span><text:span text:style-name="symbol0_5f_cpp">(</text:span>buffer,<text:span text:style-name="keyword2_5f_cpp">sizeof</text:span><text:span text:style-name="symbol0_5f_cpp">(</text:span><text:span text:style-name="keyword3_5f_cpp">char</text:span><text:span text:style-name="symbol0_5f_cpp">)</text:span>,<text:span text:style-name="number_5f_cpp">1024</text:span>,fileHandle<text:span text:style-name="symbol0_5f_cpp">)</text:span><text:span text:style-name="symbol4_5f_cpp">;</text:span> </text:p>
      <text:p text:style-name="CodeBlock"><text:tab/><text:tab/><text:span text:style-name="symbol0_5f_cpp">}</text:span> </text:p>
      <text:p text:style-name="CodeBlock"><text:tab/><text:tab/></text:p>
      <text:p text:style-name="CodeBlock"><text:tab/><text:tab/> </text:p>
      <text:p text:style-name="CodeBlock"><text:tab/><text:tab/><text:span text:style-name="comment0_5f_cpp">// free the buffer here if you used malloc, never mind if you put </text:span></text:p>
      <text:p text:style-name="CodeBlock"><text:tab/><text:tab/><text:span text:style-name="comment0_5f_cpp">// the buffer on the stack. </text:span></text:p>
      <text:p text:style-name="CodeBlock"><text:tab/><text:tab/> </text:p>
      <text:p text:style-name="CodeBlock"><text:tab/><text:tab/><text:span text:style-name="comment0_5f_cpp">// close the file handle here </text:span></text:p>
      <text:p text:style-name="CodeBlock"><text:tab/><text:tab/><text:span text:style-name="keyword2_5f_cpp">fclose</text:span><text:span text:style-name="symbol0_5f_cpp">(</text:span>fileHandle<text:span text:style-name="symbol0_5f_cpp">)</text:span><text:span text:style-name="symbol4_5f_cpp">;</text:span> </text:p>
      <text:p text:style-name="CodeBlock"><text:tab/><text:span text:style-name="symbol0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11T08:55:39</meta:creation-date>
    <dc:date>2013-08-06T08:31:57.624364650</dc:date>
    <meta:editing-duration>P1DT11H41M50S</meta:editing-duration>
    <meta:editing-cycles>593</meta:editing-cycles>
    <meta:generator>LibreOffice/4.1.0.4$Linux_x86 LibreOffice_project/410m0$Build-4</meta:generator>
    <meta:document-statistic meta:table-count="0" meta:image-count="1" meta:object-count="0" meta:page-count="10" meta:paragraph-count="358" meta:word-count="2924" meta:character-count="17174" meta:non-whitespace-character-count="13976"/>
    <meta:user-defined meta:name="Info 1"/>
    <meta:user-defined meta:name="Info 2"/>
    <meta:user-defined meta:name="Info 3"/>
    <meta:user-defined meta:name="Info 4"/>
  </office:meta>
</office:document-meta>
</file>